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1 c'est quoi l'objectif d'un langage UML?</text:p>
      <text:p text:style-name="Standard">R1:</text:p>
      <text:p text:style-name="Standard"/>
      <text:p text:style-name="Standard">Avant de définir ce langage de modélisation, je vous montre de types de programmation : <text:s/>La programmation procédurale et la programmation orienté objet.</text:p>
      <text:p text:style-name="Standard"/>
      <text:p text:style-name="Standard">C’est préférable de coder en objet (bien sur si le langage nous permet) <text:s/>pour qu’on puisse faire des modifications sans toucher le reste du programme.</text:p>
      <text:p text:style-name="Standard"/>
      <text:p text:style-name="Standard">En effet a différence entre les deux types c’est que le code de la première se fait dans un seul bloc et celui de la deuxième est divisé dans plusieurs blocs (ou plutôt classes) séparés mais évidemment il y a des interactions entre elles et leurs positionnement doit être bien organiser , ce qui rend la tache un peu difficile. L'UML est justement l'un des moyens pour y parvenir</text:p>
      <text:p text:style-name="Standard"/>
      <text:p text:style-name="Standard">Q2 c'est quoi un langage UML?</text:p>
      <text:p text:style-name="Standard">R2:</text:p>
      <text:p text:style-name="Standard">Il nous permet de modéliser les classes et les interactions entre elle aux biais des diagrammes</text:p>
      <text:p text:style-name="Standard">Ca veut dire quoi ????</text:p>
      <text:p text:style-name="Standard"/>
      <text:p text:style-name="Standard">ça veut dire que l’UML est tout simplement un langage qui nous montre comment dessiner nos idées abstraites sous forme des tableaux , et les relations entre nos idées sous forme des flèches et d’autres symbole et le shéma final de cette architecture dite : un diagramme.</text:p>
      <text:p text:style-name="Standard"/>
      <text:p text:style-name="Standard"/>
      <text:p text:style-name="Standard">Q3: Comment modéliser une classe? </text:p>
      <text:p text:style-name="Standard">R3:</text:p>
      <text:p text:style-name="Standard"/>
      <text:p text:style-name="Standard">Nous avons donc ici une simple classe. Commençons par analyser celle-ci.</text:p>
      <text:p text:style-name="Standard"><text:s text:c="4"/>• En haut, en gras et gros, nous avons le nom de la classe (ici, News).</text:p>
      <text:p text:style-name="Standard"><text:s text:c="4"/>• Ensuite, séparé du nom de la classe, vient un attribut de cette classe : il s'agit de id précédé d'un #, nous verrons ce que ça signifie juste après.</text:p>
      <text:p text:style-name="Standard"><text:s text:c="4"/>• Enfin, séparée de la liste d'attributs, vient la liste des méthodes de la classe. Toutes sont précédées d'un +, qui a, comme le #, une signification.</text:p>
      <text:p text:style-name="Standard">Nous allons commencer par analyser la signification du # et des +. Je ne vous fais pas attendre : ces signes symbolisent la portée de l'attribut ou de la méthode. Voici la liste des trois symboles :</text:p>
      <text:p text:style-name="Standard"><text:s text:c="4"/>• Le signe + : l'élément suivi de ce signe est public.</text:p>
      <text:p text:style-name="Standard"><text:s text:c="4"/>• Le signe # : l'élément suivi de ce signe est protégé.</text:p>
      <text:p text:style-name="Standard"><text:s text:c="4"/>• Le signe - : l'élément suivi de ce signe est privé</text:p>
      <text:p text:style-name="Standard"/>
      <text:p text:style-name="Standard">Q4: Comment modéliser les interactions?</text:p>
      <text:p text:style-name="Standard">R4: </text:p>
      <text:p text:style-name="Standard">Nous allons voir comment modéliser les interactions entre les objets que l'on a modélisés. Jusqu'à présent, nous savions comment les reconnaître, mais l'avantage de la POO est de créer un ensemble d'objets qui interagissent entre eux afin de créer une véritable application.</text:p>
      <text:p text:style-name="Standard"/>
      <text:p text:style-name="Standard">1/ L'héritage :</text:p>
      <text:p text:style-name="Standard">Parmi les interactions, on peut citer l'héritage. Comme montré dans le premier diagramme que vous avez vu, l'héritage est symbolisé par une simple flèche, comme indiqué à la figure suivante</text:p>
      <text:p text:style-name="Standard"/>
      <text:p text:style-name="Standard"/>
      <text:p text:style-name="Standard"/>
      <text:p text:style-name="Standard"/>
      <text:p text:style-name="Standard">2/ Les interfaces :</text:p>
      <text:p text:style-name="Standard"/>
      <text:p text:style-name="Standard">Vous connaissez également les interactions avec les interfaces. En effet, comme je l'ai déjà dit, une interface n'est rien d'autre qu'une classe entièrement abstraite, elle est donc considérée comme tel. <text:soft-page-break/>Si une classe doit implémenter une interface, alors on utilisera la flèche en pointillés, comme à la figure suivante.</text:p>
      <text:p text:style-name="Standard"/>
      <text:p text:style-name="Standard">3/ L'association :</text:p>
      <text:p text:style-name="Standard"/>
      <text:p text:style-name="Standard">Nous allons voir encore trois interactions qui se ressemblent. La première est l'association. On dit que deux classes sont associées lorsqu'une instance des deux classes est amenée à interagir avec l'autre instance. L'association entre deux classes est modélisée comme à la figure suivante.</text:p>
      <text:p text:style-name="Standard"/>
      <text:p text:style-name="Standard">4/ L'agrégation :</text:p>
      <text:p text:style-name="Standard"/>
      <text:p text:style-name="Standard">La deuxième flèche que je vais vous présenter est l'agrégation. Il s'agit d'une forme d'association un peu particulière : on parlera d'agrégation entre deux classes lorsque l'une d'entre elles contiendra au moins une instance de l'autre classe. Une agrégation est caractérisée de la sorte (voir figure suivante)</text:p>
      <text:p text:style-name="Standard"/>
      <text:p text:style-name="Standard"/>
      <text:p text:style-name="Standard"/>
      <text:p text:style-name="Standard"/>
      <text:p text:style-name="Standard"/>
      <text:p text:style-name="Standard">5/ La composition :</text:p>
      <text:p text:style-name="Standard"/>
      <text:p text:style-name="Standard">La dernière interaction que je vais vous présenter est la composition. La composition est une agrégation particulière. Imaginons que nous ayons une classe A qui contient une ou plusieurs instance(s) de B. On parlera de composition si, lorsque l'instance de A sera supprimée, toutes les instances de B contenues dans l'instance de A sont elles aussi supprimées</text:p>
      <text:p text:style-name="Standard"/>
      <text:p text:style-name="Standard">Q5: Quels sont les types de diagramme?</text:p>
      <text:p text:style-name="Standard">R5: </text:p>
      <text:p text:style-name="Standard"/>
      <text:p text:style-name="Standard"><text:s text:c="16"/>a- Diagrammes statiques </text:p>
      <text:p text:style-name="Standard">En UML, la structure statique d’un système logiciel se décline à travers 7 diagrammes qui sont :</text:p>
      <text:p text:style-name="Standard"><text:s text:c="4"/>• Le diagramme des cas d’utilisation : Il décrit de façon exhaustive les fonctionnalités du système en fonction de leurs utilisations par les utilisateurs. Il est utilisé dans les deux étapes de capture des besoins fonctionnels et techniques.</text:p>
      <text:p text:style-name="Standard"><text:s text:c="4"/>• Le diagramme de classe : <text:s/>Il décrit les objets du système en termes de classe et les relations qu’ils entretiennent. Il est généralement considéré comme le plus important dans un développement orienté objet. Sur la branche fonctionnelle, ce diagramme est prévu pour développer la structure des entités manipulées par les utilisateurs.</text:p>
      <text:p text:style-name="Standard"><text:s text:c="4"/>• Le diagramme des packages : Il permet d’organiser les éléments de modélisation en groupes avec pour objectif de rendre les diagrammes plus simples et plus faciles à comprendre. Il permet de visualiser la hiérarchie des modules d’un projet. </text:p>
      <text:p text:style-name="Standard"><text:s text:c="4"/>• Le diagramme d’objets : <text:s/>Il sert à illustrer les structures de classes compliquées en montrant des exemples <text:s/>d’instances. <text:s/>Il permet de vérifier l’adéquation d’un diagramme de classe dans diverses situations. </text:p>
      <text:p text:style-name="Standard"><text:s text:c="4"/>• Le diagramme de structure composite : Il décrit la composition d’un objet complexe lors de son exécution. </text:p>
      <text:p text:style-name="Standard"><text:s text:c="4"/>• Le diagramme des composants : Il sert à décrire l’architecture d’exploitation constituée entre autres par les librairies dynamiques, les instances de bases de données, les applications, les objets distribués, les exécutables, etc.</text:p>
      <text:p text:style-name="Standard"><text:s text:c="4"/>• Le <text:s/>diagramme de déploiement: Il décrit la structure du réseau informatique qui prend en charge le système logiciel et la manière dont les composants d’exploitation y sont installés. </text:p>
      <text:p text:style-name="Standard"/>
      <text:p text:style-name="Standard"/>
      <text:p text:style-name="Standard"><text:s text:c="16"/>a- Diagrammes dynamiques</text:p>
      <text:p text:style-name="Standard">UML compte 6 diagrammes dynamiques : </text:p>
      <text:p text:style-name="Standard"><text:s text:c="4"/>• Le <text:s/>diagramme d’états: Il représente le cycle de vie commun aux objets d’une même classe. </text:p>
      <text:p text:style-name="Standard"><text:soft-page-break/><text:s text:c="4"/>• Le <text:s/>diagramme d’activité: Il représente <text:s/>les <text:s/>règles <text:s/>d’enchaînement <text:s/>des activités et actions du système. </text:p>
      <text:p text:style-name="Standard"><text:s text:c="4"/>• Le <text:s/>diagramme de séquence: Montre des exemples d’historique de communication entre les objets ou les utilisateurs. Il décrit les interactions entre objets d’un point de vue temporel.</text:p>
      <text:p text:style-name="Standard"><text:s text:c="4"/>• Le diagramme de collaboration: Il présente un ensemble des rôles joués par des objets dans un contexte particulier ainsi que les liens entre les objets décrits au travers d’envoi de message en se focalisant sur un point de vue spatial. </text:p>
      <text:p text:style-name="Standard"><text:s text:c="4"/>• Le diagramme global d’interaction: Il permet notamment de décrire une méthode complexe <text:s/>en <text:s/>associant <text:s/>les notations du diagramme de séquence et du diagramme d’activité. </text:p>
      <text:p text:style-name="Standard"><text:s text:c="4"/>• Le <text:s/>diagramme de temps: Il explore <text:s/>le <text:s/>comportement <text:s/>d’un <text:s/>ou <text:s/>plusieurs objets <text:s/>pendant <text:s/>une <text:s/>période <text:s/>de <text:s/>temps <text:s/>donnée. <text:s/>Il <text:s/>est <text:s/>très <text:s/>utilisé <text:s/>dans <text:s/>les systèmes temps réels.</text:p>
      <text:p text:style-name="Standard"/>
      <text:p text:style-name="Standard"/>
      <text:p text:style-name="Standard">Q6:Quels sonts les bons outils de modélisation?</text:p>
      <text:p text:style-name="Standard">R6</text:p>
      <text:p text:style-name="Standard"/>
      <text:p text:style-name="Standard">Nous allons avoir besoin d'un logiciel de modélisation de diagrammes UML. Il en existe plusieurs, pour ma part, j'ai choisi Dia.</text:p>
      <text:p text:style-name="Standard">La raison de ce choix est simple : une extension qui permet de convertir les diagrammes UML en autre code : PHP, c++ <text:s/>ou autre</text:p>
      <text:p text:style-name="Standard">1/ Lancer Dia</text:p>
      <text:p text:style-name="Standard">Histoire que nous soyons tous au point, je vais vous demander de lancer votre logiciel afin que nous soyons bien sûrs d'avoir tous le même</text:p>
      <text:p text:style-name="Standard"/>
      <text:p text:style-name="Standard">2/ Modéliser une classe :</text:p>
      <text:p text:style-name="Standard">- Créer une classe</text:p>
      <text:p text:style-name="Standard">- Modifier notre classe</text:p>
      <text:p text:style-name="Standard">- Gestion des options de la classe</text:p>
      <text:p text:style-name="Standard">- Gestion des attributs</text:p>
      <text:p text:style-name="Standard">- Gestion des constantes</text:p>
      <text:p text:style-name="Standard">- Gestion des méthodes</text:p>
      <text:p text:style-name="Standard">- Gestion du style de la classe</text:p>
      <text:p text:style-name="Standard"/>
      <text:p text:style-name="Standard">3/ Modéliser les interactions :</text:p>
      <text:p text:style-name="Standard"/>
      <text:p text:style-name="Standard"><text:s/>Création des liaisons (l’héritage, l’interface...)</text:p>
      <text:p text:style-name="Standard"/>
      <text:p text:style-name="Standard">4/ Exploiter son diagramme :</text:p>
      <text:p text:style-name="Standard"/>
      <text:p text:style-name="Standard">- Enregistrer le diagrammes</text:p>
      <text:p text:style-name="Standard">- Exporter le diagrammes (sous forme d’image ou d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08:51:20.062948387</meta:creation-date>
    <dc:date>2020-07-17T08:51:49.937675412</dc:date>
    <meta:editing-duration>PT32S</meta:editing-duration>
    <meta:editing-cycles>1</meta:editing-cycles>
    <meta:document-statistic meta:table-count="0" meta:image-count="0" meta:object-count="0" meta:page-count="3" meta:paragraph-count="71" meta:word-count="1234" meta:character-count="7572" meta:non-whitespace-character-count="6251"/>
    <meta:generator>LibreOffice/6.0.7.3$Linux_X86_64 LibreOffice_project/00m0$Build-3</meta:generator>
  </office:meta>
</office:document-meta>
</file>